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ctionType.onCheck( AnnotationTypeElementDeclaration valueDecl , AnnotationValue value , AnnotationInstance [ ] parentAnnotations , MemberDeclaration classMember , int annotationArray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lidActionType.ValidActionType( String requiredRuntimeVersion , AnnotationGrammar parentGrammar , FlowControllerInfo fc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